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4/04/2026 09:30:17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801">
            <text:p>304801</text:p>
          </table:table-cell>
          <table:table-cell table:style-name="ce0" table:number-columns-spanned="4" table:number-rows-spanned="1" office:value-type="string" calcext:value-type="string">
            <text:p>16.540 - LEXXA METAIS SANITARIOS LTDA</text:p>
          </table:table-cell>
          <table:covered-table-cell table:number-columns-repeated="3"/>
          <table:table-cell table:style-name="ce0" office:value-type="string" calcext:value-type="string">
            <text:p>10.7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80.76">
            <text:p>1680,76</text:p>
          </table:table-cell>
          <table:table-cell table:style-name="ce12N2" office:value-type="float" office:value="159">
            <text:p>159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9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39.76">
            <text:p>1839,76</text:p>
          </table:table-cell>
          <table:table-cell table:style-name="ce12N2" office:value-type="float" office:value="73.59">
            <text:p>7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070022100025355001000010764184528493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80">
            <text:p>304880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242">
            <text:p>25242,00</text:p>
          </table:table-cell>
          <table:table-cell table:style-name="ce12N2" office:value-type="float" office:value="5811.05">
            <text:p>5811,05</text:p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8810.6">
            <text:p>2881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24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242.45">
            <text:p>2242,45</text:p>
          </table:table-cell>
          <table:table-cell table:style-name="ce12N2" office:value-type="float" office:value="22999.55">
            <text:p>22999,55</text:p>
          </table:table-cell>
          <table:table-cell table:style-name="ce12N2" office:value-type="float" office:value="919.96">
            <text:p>91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610003161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21">
            <text:p>304921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8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94.31">
            <text:p>3594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275">
            <text:p>327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15">
            <text:p>0,024</text:p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94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.67">
            <text:p>35,67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319.31">
            <text:p>319,31</text:p>
          </table:table-cell>
          <table:table-cell table:style-name="ce12N2" office:value-type="float" office:value="3275">
            <text:p>3275,00</text:p>
          </table:table-cell>
          <table:table-cell table:style-name="ce12N2" office:value-type="float" office:value="229.25">
            <text:p>229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81517179747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3">
            <text:p>304943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8.78">
            <text:p>1818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8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61.58">
            <text:p>161,58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66.28">
            <text:p>6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910003161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74">
            <text:p>304974</text:p>
          </table:table-cell>
          <table:table-cell table:style-name="ce0" table:number-columns-spanned="4" table:number-rows-spanned="1" office:value-type="string" calcext:value-type="string">
            <text:p>25.941 - AQUECE METAIS FABRICACAO E MANUTENCAO LTDA</text:p>
          </table:table-cell>
          <table:covered-table-cell table:number-columns-repeated="3"/>
          <table:table-cell table:style-name="ce0" office:value-type="string" calcext:value-type="string">
            <text:p>10.45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18.46">
            <text:p>541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153.46">
            <text:p>5153,46</text:p>
          </table:table-cell>
          <table:table-cell table:style-name="ce12N2" office:value-type="float" office:value="265">
            <text:p>265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41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418.46">
            <text:p>5418,46</text:p>
          </table:table-cell>
          <table:table-cell table:style-name="ce12N2" office:value-type="float" office:value="379.29">
            <text:p>379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272542970001785500100001045617556100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5">
            <text:p>3051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2.51">
            <text:p>54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3.11">
            <text:p>33,11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20.38">
            <text:p>2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319695962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6">
            <text:p>305206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8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77.37">
            <text:p>2577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77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1.19">
            <text:p>31,1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28.97">
            <text:p>228,97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164.38">
            <text:p>16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8331002588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8">
            <text:p>30523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956">
            <text:p>0,012</text:p>
          </table:table-cell>
          <table:table-cell table:style-name="ce12N2" office:value-type="float" office:value="5.06">
            <text:p>5,0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51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192.57">
            <text:p>192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718581109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0">
            <text:p>30525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7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874">
            <text:p>0,006</text:p>
          </table:table-cell>
          <table:table-cell table:style-name="ce12N2" office:value-type="float" office:value="1.45">
            <text:p>1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146.2">
            <text:p>146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7815798636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1">
            <text:p>30525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32">
            <text:p>0,000</text:p>
          </table:table-cell>
          <table:table-cell table:style-name="ce12N2" office:value-type="float" office:value="0.74">
            <text:p>0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11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98.82">
            <text:p>9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301500422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8">
            <text:p>30525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94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">
            <text:p>0,034</text:p>
          </table:table-cell>
          <table:table-cell table:style-name="ce12N2" office:value-type="float" office:value="10.12">
            <text:p>1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612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392.86">
            <text:p>392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94318566697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9">
            <text:p>30541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418270951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3">
            <text:p>30544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5114369117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7">
            <text:p>3054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70.41">
            <text:p>477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1499">
            <text:p>0,231</text:p>
          </table:table-cell>
          <table:table-cell table:style-name="ce12N2" office:value-type="float" office:value="35.08">
            <text:p>35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70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183.54">
            <text:p>183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618982501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0">
            <text:p>3054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7172329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0">
            <text:p>30548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73.3">
            <text:p>237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86">
            <text:p>0,017</text:p>
          </table:table-cell>
          <table:table-cell table:style-name="ce12N2" office:value-type="float" office:value="12.33">
            <text:p>12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7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4.84">
            <text:p>144,84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89.14">
            <text:p>89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515416692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9">
            <text:p>30553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99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32">
            <text:p>0,000</text:p>
          </table:table-cell>
          <table:table-cell table:style-name="ce12N2" office:value-type="float" office:value="0.74">
            <text:p>0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6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109.8">
            <text:p>109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99914015895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3">
            <text:p>30555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87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35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219.46">
            <text:p>219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87313964859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4">
            <text:p>30555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8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58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228.07">
            <text:p>228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8741898295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6">
            <text:p>30555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1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67698">
            <text:p>0,46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7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411.53">
            <text:p>41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1819958126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0">
            <text:p>30556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4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059">
            <text:p>0,031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21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218.5">
            <text:p>2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4461527273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1">
            <text:p>30556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53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1.26">
            <text:p>5331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816">
            <text:p>0,056</text:p>
          </table:table-cell>
          <table:table-cell table:style-name="ce12N2" office:value-type="float" office:value="7.12">
            <text:p>7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1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5.38">
            <text:p>325,38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350.41">
            <text:p>35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53615074009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1">
            <text:p>3056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75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15">
            <text:p>1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5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136.22">
            <text:p>13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75110664011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1">
            <text:p>305691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6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3.51">
            <text:p>3563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98.7">
            <text:p>3098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3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64.81">
            <text:p>464,81</text:p>
          </table:table-cell>
          <table:table-cell table:style-name="ce12N2" office:value-type="float" office:value="3098.7">
            <text:p>3098,70</text:p>
          </table:table-cell>
          <table:table-cell table:style-name="ce12N2" office:value-type="float" office:value="216.91">
            <text:p>216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6311171638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4">
            <text:p>3057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5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916">
            <text:p>0,004</text:p>
          </table:table-cell>
          <table:table-cell table:style-name="ce12N2" office:value-type="float" office:value="0.97">
            <text:p>0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74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117.19">
            <text:p>117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5518619347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5">
            <text:p>305725</text:p>
          </table:table-cell>
          <table:table-cell table:style-name="ce0" table:number-columns-spanned="4" table:number-rows-spanned="1" office:value-type="string" calcext:value-type="string">
            <text:p>27.705 - DOKA - INDUSTRIA E COMERCIO LTDA</text:p>
          </table:table-cell>
          <table:covered-table-cell table:number-columns-repeated="3"/>
          <table:table-cell table:style-name="ce0" office:value-type="string" calcext:value-type="string">
            <text:p>61.3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0038">
            <text:p>0,750</text:p>
          </table:table-cell>
          <table:table-cell table:style-name="ce12N2" office:value-type="float" office:value="38">
            <text:p>3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01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400.51">
            <text:p>400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11361900001315500100006133113295722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1">
            <text:p>3057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808">
            <text:p>0,031</text:p>
          </table:table-cell>
          <table:table-cell table:style-name="ce12N2" office:value-type="float" office:value="6.05">
            <text:p>6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47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437.34">
            <text:p>437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2010509759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27">
            <text:p>27,00</text:p>
          </table:table-cell>
          <table:table-cell table:style-name="ce26N2" office:value-type="float" office:value="5811.05">
            <text:p>5811,05</text:p>
          </table:table-cell>
          <table:table-cell table:style-name="ce26N2" office:value-type="float" office:value="424">
            <text:p>424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4155.55">
            <text:p>4155,55</text:p>
          </table:table-cell>
          <table:table-cell table:style-name="ce26N2" office:value-type="float" office:value="102493.53">
            <text:p>102493,53</text:p>
          </table:table-cell>
          <table:table-cell table:style-name="ce26N2" office:value-type="float" office:value="5834.9">
            <text:p>5834,9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06649.08">
            <text:p>106649,0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.701027">
            <text:p>1,701</text:p>
          </table:table-cell>
          <table:table-cell table:style-name="ce26N2" office:value-type="float" office:value="107880.58">
            <text:p>107880,58</text:p>
          </table:table-cell>
          <table:table-cell table:style-name="ce26N2" office:value-type="float" office:value="106649.08">
            <text:p>106649,0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175.94">
            <text:p>175,9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8.85">
            <text:p>48,8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4" meta:object-count="0"/>
    <meta:generator>LibreOffice/4.3.0.4$Windows_x86 LibreOffice_project/62ad5818884a2fc2e5780dd45466868d41009ec0</meta:generator>
  </office:meta>
</office:document-meta>
</file>